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AnnotationImpl.getComponen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nnotationImpl.getAnnotation( SchemaContainer c , Annotated e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AnnotationImpl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nnotationImpl.addNoSchemaAttributes( XmlObject elem , List attr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chemaAnnotationImpl.getUserInform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ttributeImpl.AttributeImpl( QName name , String value , String valu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AnnotationImpl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nnotationImpl.SchemaAnnotationImpl( SchemaContainer c , String [ ] aapStrings , String [ ] adocStrings , Attribute [ ] a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nnotationImpl.SchemaAnnotationImpl( SchemaContaine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nnotation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nnotationImpl.se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nnotationImpl.getTypeSys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nnotationImpl.get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nnotationImpl.getApplicationInform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chemaAnnotationImpl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Impl.getValu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nnotationImpl.getAnnotation( SchemaContainer c , XmlObject elem , AnnotationDocument . Annotation an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